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Arial Unicode MS" svg:font-family="'Arial Unicode MS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Helvetica Neue" svg:font-family="'Helvetica Neue'" style:font-family-generic="roman" style:font-pitch="variable"/>
    <style:font-face style:name="Lato" svg:font-family="La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Lato1" svg:font-family="Lato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2" style:master-page-name="Standard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Lato" fo:font-size="14pt" fo:language="en" fo:country="US" style:font-name-asian="Lato1" style:font-size-asian="14pt" style:font-name-complex="Lato1" style:font-size-complex="14pt"/>
    </style:style>
    <style:style style:name="P2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/>
      <style:text-properties fo:font-variant="normal" fo:text-transform="none" fo:color="#235a81" style:text-line-through-style="none" style:font-name="Lato" fo:font-size="14pt" fo:letter-spacing="normal" fo:language="en" fo:country="US" fo:font-style="normal" style:text-underline-style="none" fo:font-weight="normal" style:text-blinking="false" style:font-name-asian="Lato1" style:font-size-asian="14pt" style:font-name-complex="Lato1" style:font-size-complex="14pt"/>
    </style:style>
    <style:style style:name="P3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Lato" fo:font-size="14pt" fo:language="en" fo:country="US" style:font-name-asian="Lato1" style:font-size-asian="14pt" style:font-name-complex="Lato1" style:font-size-complex="14pt"/>
    </style:style>
    <style:style style:name="P4" style:family="paragraph" style:parent-style-name="Standard" style:list-style-name="WWNum2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Lato" fo:font-size="14pt" fo:language="en" fo:country="US" style:font-name-asian="Lato1" style:font-size-asian="14pt" style:font-name-complex="Lato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04717355344030474" text:style-name="WWNum2">
        <text:list-item>
          <text:p text:style-name="P1">Seleziona tutti gli ospiti che sono stati identificati con la carta di identità</text:p>
        </text:list-item>
      </text:list>
      <text:p text:style-name="P2"/>
      <text:p text:style-name="P3"><text:s text:c="10"/>SELECT *</text:p>
      <text:p text:style-name="P3"><text:tab/>FROM `ospiti`</text:p>
      <text:p text:style-name="P3"><text:tab/>WHERE `document_type` = 'CI';</text:p>
      <text:p text:style-name="P3"/>
      <text:list xml:id="list30345405" text:continue-numbering="true" text:style-name="WWNum2">
        <text:list-item>
          <text:p text:style-name="P4">Seleziona tutti gli ospiti che sono nati dopo il 1988</text:p>
          <text:p text:style-name="P4"/>
        </text:list-item>
      </text:list>
      <text:p text:style-name="P3"><text:tab/>SELECT *</text:p>
      <text:p text:style-name="P3"><text:tab/>FROM `ospiti`</text:p>
      <text:p text:style-name="P3"><text:tab/>WHERE `date_of_birth` &gt;= <text:s/>'1988';</text:p>
      <text:p text:style-name="P3"/>
      <text:list xml:id="list30359115" text:continue-numbering="true" text:style-name="WWNum2">
        <text:list-item>
          <text:p text:style-name="P4">Seleziona tutti gli ospiti che hanno più di 20 anni (al momento dell’esecuzione della query)</text:p>
        </text:list-item>
      </text:list>
      <text:p text:style-name="P3"/>
      <text:p text:style-name="P3"><text:tab/>SELECT *</text:p>
      <text:p text:style-name="P3"><text:tab/>FROM `ospiti`</text:p>
      <text:p text:style-name="P3"><text:tab/>WHERE `date_of_birth` &lt; '2000-07-22';</text:p>
      <text:p text:style-name="P3"/>
      <text:p text:style-name="P3"/>
      <text:list xml:id="list30354840" text:continue-numbering="true" text:style-name="WWNum2">
        <text:list-item>
          <text:p text:style-name="P4">Seleziona tutti gli ospiti il cui nome inizia con la D</text:p>
        </text:list-item>
      </text:list>
      <text:p text:style-name="P3"/>
      <text:p text:style-name="P3"><text:tab/>SELECT * </text:p>
      <text:p text:style-name="P3"><text:tab/>FROM `ospiti`</text:p>
      <text:p text:style-name="P3"><text:tab/>WHERE `name` LIKE 'D%';</text:p>
      <text:p text:style-name="P3"/>
      <text:list xml:id="list30361217" text:continue-numbering="true" text:style-name="WWNum2">
        <text:list-item>
          <text:p text:style-name="P4">Qual è il prezzo massimo pagato?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"><text:s/><text:tab/></text:p>
                          <text:list>
                            <text:list-item>
                              <text:list>
                                <text:list-header>
                                  <text:p text:style-name="P4"><text:s/><text:tab/>SELECT MAX(`price`)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"><text:s text:c="3"/><text:tab/>FROM `pagamenti`;</text:p>
                                            </text:list-header>
                                          </text:list>
                                        </text:list-item>
                                      </text:list>
                                      <text:p text:style-name="P4"/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Seleziona gli ospiti riconosciuti con patente e nati nel 1975</text:p>
        </text:list-item>
      </text:list>
      <text:p text:style-name="P3"/>
      <text:p text:style-name="P3"><text:tab/>SELECT *</text:p>
      <text:p text:style-name="P3"><text:tab/>FROM `ospiti`</text:p>
      <text:p text:style-name="P3"><text:tab/>WHERE `document_type` = 'Driver License' </text:p>
      <text:p text:style-name="P3"><text:tab/>AND `date_of_birth` BETWEEN '1975-01-01' AND '1975-12-31 23:59:59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Arial Unicode MS" svg:font-family="'Arial Unicode MS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Helvetica Neue" svg:font-family="'Helvetica Neue'" style:font-family-generic="roman" style:font-pitch="variable"/>
    <style:font-face style:name="Lato" svg:font-family="La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Lato1" svg:font-family="Lato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it" fo:country="IT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it" fo:country="IT" fo:font-style="normal" style:text-underline-style="none" fo:font-weight="normal" style:letter-kerning="tru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1pt" fo:letter-spacing="normal" fo:language="en" fo:country="US" fo:font-style="normal" style:text-underline-style="none" fo:font-weight="normal" style:letter-kerning="true" style:font-name-asian="Arial Unicode MS1" style:font-size-asian="11pt" style:language-asian="en" style:country-asian="US" style:font-style-asian="normal" style:font-weight-asian="normal" style:font-name-complex="Arial Unicode MS1" style:font-size-complex="11pt" style:language-complex="ar" style:country-complex="SA" style:font-style-complex="normal" style:font-weight-complex="norma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_20__26__20_Footer" style:display-name="Header &amp; Footer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tab-stops>
          <style:tab-stop style:position="15.91cm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" fo:font-size="12pt" fo:letter-spacing="normal" fo:font-style="normal" style:text-underline-style="none" fo:font-weight="normal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fo:font-style="normal" fo:font-weight="normal" style:letter-kerning="true" style:font-name-asian="Arial Unicode MS1" style:font-style-asian="normal" style:font-weight-asian="normal" style:font-name-complex="Arial Unicode MS1" style:font-style-complex="normal" style:font-weight-complex="normal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 Unicode MS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 Unicode MS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 Unicode M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 Unicode MS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 Unicode MS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 Unicode M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 Unicode MS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 Unicode MS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 Unicode MS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 Unicode MS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 Unicode M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 Unicode MS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 Unicode MS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 Unicode M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 Unicode MS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 Unicode MS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0.34cm" fo:margin-right="1.074cm" style:writing-mode="lr-tb" style:layout-grid-color="#c0c0c0" style:layout-grid-lines="284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_20__26__20_Footer"/>
      </style:header>
      <style:footer>
        <text:p text:style-name="Header_20__26__20_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7-23T10:14:18.99</dc:date>
    <meta:generator>OpenOffice/4.1.5$Win32 OpenOffice.org_project/415m1$Build-9789</meta:generator>
    <meta:document-statistic meta:table-count="0" meta:image-count="0" meta:object-count="0" meta:page-count="1" meta:paragraph-count="25" meta:word-count="125" meta:character-count="784"/>
    <meta:editing-duration>PT11M46S</meta:editing-duration>
    <meta:editing-cycles>1</meta:editing-cycles>
  </office:meta>
</office:document-meta>
</file>